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Test</text:p>
      <text:p text:style-name="P2"/>
      <text:p text:style-name="Standard">Based on:</text:p>
      <text:p text:style-name="Standard">Coded test has passed.</text:p>
      <text:p text:style-name="Standard"/>
      <text:p text:style-name="Standard">PreConditions:</text:p>
      <text:p text:style-name="Standard">Application is running, Everbie is created, main activity is active.</text:p>
      <text:p text:style-name="Standard"/>
      <text:p text:style-name="Standard">Steps:</text:p>
      <text:list xml:id="list28716251" text:style-name="L1">
        <text:list-item>
          <text:p text:style-name="P3">Open the menu(menu-button on hardware)</text:p>
        </text:list-item>
        <text:list-item>
          <text:p text:style-name="P3">Tap the "Feed"-alternative</text:p>
        </text:list-item>
        <text:list-item>
          <text:p text:style-name="P3">Tap the "Bread and Water"-alternatives</text:p>
        </text:list-item>
        <text:list-item>
          <text:p text:style-name="P3">Verify that the log has printed a text that tells you about your everbie eating bread and water</text:p>
        </text:list-item>
        <text:list-item>
          <text:p text:style-name="P3">Open the menu and tap the "Work"-alternative</text:p>
        </text:list-item>
        <text:list-item>
          <text:p text:style-name="P3">Tap the "Consulting"-alternative</text:p>
        </text:list-item>
        <text:list-item>
          <text:p text:style-name="P3">Verify that the log has printed a text regarding working as a consultant</text:p>
        </text:list-item>
      </text:list>
      <text:p text:style-name="Standard"/>
      <text:p text:style-name="Standard">Cleanup:</text:p>
      <text:p text:style-name="P2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4M59S</meta:editing-duration>
    <meta:editing-cycles>4</meta:editing-cycles>
    <meta:generator>OpenOffice.org/3.3$Win32 OpenOffice.org_project/330m20$Build-9567</meta:generator>
    <dc:date>2012-10-22T09:42:15.68</dc:date>
    <dc:creator>Karl-Agnes Hesusson</dc:creator>
    <meta:document-statistic meta:table-count="0" meta:image-count="0" meta:object-count="0" meta:page-count="1" meta:paragraph-count="15" meta:word-count="82" meta:character-count="496"/>
    <meta:user-defined meta:name="Info 1"/>
    <meta:user-defined meta:name="Info 2"/>
    <meta:user-defined meta:name="Info 3"/>
    <meta:user-defined meta:name="Info 4"/>
  </office:meta>
</office:document-meta>
</file>